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BA000000D66A9F8F9E1767568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5%"/>
      <style:text-properties fo:font-size="10pt" style:font-size-asian="10pt"/>
    </style:style>
    <style:style style:name="P2" style:family="paragraph" style:parent-style-name="Text_20_body">
      <style:text-properties fo:font-size="10pt" officeooo:paragraph-rsid="000bf09c" style:font-size-asian="10pt"/>
    </style:style>
    <style:style style:name="P3" style:family="paragraph" style:parent-style-name="Text_20_body">
      <style:text-properties fo:font-size="8.5pt" officeooo:paragraph-rsid="000bf09c" style:font-size-asian="8.5pt"/>
    </style:style>
    <style:style style:name="P4" style:family="paragraph" style:parent-style-name="Text_20_body">
      <style:text-properties officeooo:paragraph-rsid="000bf09c"/>
    </style:style>
    <style:style style:name="P5" style:family="paragraph" style:parent-style-name="List_20_Paragraph">
      <style:paragraph-properties fo:margin-left="1.33cm" fo:margin-right="1.309cm" fo:margin-top="0cm" fo:margin-bottom="0cm" style:contextual-spacing="false" fo:line-height="73%" fo:text-align="start" style:justify-single-word="false" fo:text-indent="-0.882cm" style:auto-text-indent="false">
        <style:tab-stops>
          <style:tab-stop style:position="1.378cm"/>
        </style:tab-stops>
      </style:paragraph-properties>
      <style:text-properties fo:font-weight="bold" officeooo:paragraph-rsid="000bf09c" style:font-weight-asian="bold" style:font-weight-complex="bold"/>
    </style:style>
    <style:style style:name="P6" style:family="paragraph" style:parent-style-name="List_20_Paragraph">
      <style:paragraph-properties fo:margin-left="1.08cm" fo:margin-right="0.362cm" fo:margin-top="0.002cm" fo:margin-bottom="0cm" style:contextual-spacing="false" fo:line-height="105%" fo:text-align="justify" style:justify-single-word="false" fo:text-indent="0cm" style:auto-text-indent="false">
        <style:tab-stops>
          <style:tab-stop style:position="1.45cm"/>
        </style:tab-stops>
      </style:paragraph-properties>
      <style:text-properties fo:font-size="14pt" officeooo:paragraph-rsid="000a4c65" style:font-size-asian="14pt" style:font-size-complex="14pt"/>
    </style:style>
    <style:style style:name="P7" style:family="paragraph" style:parent-style-name="Standard" style:master-page-name="">
      <loext:graphic-properties draw:fill="none"/>
      <style:paragraph-properties fo:margin-left="-0.9cm" fo:margin-right="-1.199cm" fo:margin-top="0cm" fo:margin-bottom="0.353cm" style:contextual-spacing="false" fo:line-height="115%" fo:text-align="start" style:justify-single-word="false" fo:orphans="2" fo:widows="2" fo:text-indent="0cm" style:auto-text-indent="false" style:page-number="auto" fo:background-color="transparent" style:writing-mode="lr-tb"/>
    </style:style>
    <style:style style:name="P8" style:family="paragraph" style:parent-style-name="Standard">
      <style:paragraph-properties fo:margin-left="0cm" fo:margin-right="0.009cm" fo:margin-top="0.113cm" fo:margin-bottom="0cm" style:contextual-spacing="false" fo:text-align="center" style:justify-single-word="false" fo:text-indent="0cm" style:auto-text-indent="false">
        <style:tab-stops>
          <style:tab-stop style:position="2.406cm"/>
          <style:tab-stop style:position="5.38cm"/>
          <style:tab-stop style:position="7.077cm"/>
        </style:tab-stops>
      </style:paragraph-properties>
      <style:text-properties officeooo:paragraph-rsid="000bf09c"/>
    </style:style>
    <style:style style:name="P9" style:family="paragraph" style:parent-style-name="Text_20_body">
      <style:paragraph-properties fo:margin-left="0cm" fo:margin-right="0cm" fo:margin-top="0.011cm" fo:margin-bottom="0cm" style:contextual-spacing="false" fo:text-indent="0cm" style:auto-text-indent="false"/>
      <style:text-properties fo:font-size="14pt" officeooo:paragraph-rsid="000a4c65" style:font-size-asian="14pt" style:font-size-complex="14pt"/>
    </style:style>
    <style:style style:name="P10" style:family="paragraph" style:parent-style-name="Text_20_body">
      <style:paragraph-properties fo:margin-left="0cm" fo:margin-right="0cm" fo:margin-top="0.002cm" fo:margin-bottom="0cm" style:contextual-spacing="false" fo:text-indent="0cm" style:auto-text-indent="false"/>
      <style:text-properties fo:font-size="14pt" officeooo:paragraph-rsid="000a4c65" style:font-size-asian="14pt" style:font-size-complex="14pt"/>
    </style:style>
    <style:style style:name="P11" style:family="paragraph" style:parent-style-name="Text_20_body">
      <style:paragraph-properties fo:margin-left="0cm" fo:margin-right="0cm" fo:margin-top="0.002cm" fo:margin-bottom="0cm" style:contextual-spacing="false" fo:text-indent="0cm" style:auto-text-indent="false"/>
      <style:text-properties officeooo:paragraph-rsid="000a4c65"/>
    </style:style>
    <style:style style:name="P12" style:family="paragraph" style:parent-style-name="Text_20_body">
      <style:paragraph-properties fo:margin-top="0.011cm" fo:margin-bottom="0cm" style:contextual-spacing="false"/>
      <style:text-properties fo:font-size="14pt" fo:font-weight="bold" officeooo:rsid="000d741b" officeooo:paragraph-rsid="000d741b" style:font-size-asian="14pt" style:font-weight-asian="bold" style:font-size-complex="14pt" style:font-weight-complex="bold"/>
    </style:style>
    <style:style style:name="P13" style:family="paragraph" style:parent-style-name="Text_20_body">
      <style:paragraph-properties fo:margin-top="0.019cm" fo:margin-bottom="0cm" style:contextual-spacing="false"/>
      <style:text-properties fo:font-size="14pt" officeooo:paragraph-rsid="000a4c65" style:font-size-asian="14pt" style:font-size-complex="14pt"/>
    </style:style>
    <style:style style:name="P14" style:family="paragraph" style:parent-style-name="Text_20_body">
      <style:paragraph-properties fo:margin-top="0.005cm" fo:margin-bottom="0cm" style:contextual-spacing="false"/>
      <style:text-properties fo:font-size="14pt" officeooo:paragraph-rsid="000a4c65" style:font-size-asian="14pt" style:font-size-complex="14pt"/>
    </style:style>
    <style:style style:name="P15" style:family="paragraph" style:parent-style-name="Text_20_body">
      <style:paragraph-properties fo:margin-top="0.012cm" fo:margin-bottom="0cm" style:contextual-spacing="false"/>
      <style:text-properties fo:font-size="14pt" officeooo:paragraph-rsid="000a4c65" style:font-size-asian="14pt" style:font-size-complex="14pt"/>
    </style:style>
    <style:style style:name="P16" style:family="paragraph" style:parent-style-name="Text_20_body">
      <style:paragraph-properties fo:margin-top="0.014cm" fo:margin-bottom="0cm" style:contextual-spacing="false"/>
      <style:text-properties fo:font-size="10.5pt" officeooo:paragraph-rsid="000bf09c" style:font-size-asian="10.5pt"/>
    </style:style>
    <style:style style:name="P17" style:family="paragraph" style:parent-style-name="Text_20_body">
      <style:paragraph-properties fo:margin-top="0.009cm" fo:margin-bottom="0cm" style:contextual-spacing="false"/>
      <style:text-properties fo:font-size="10.5pt" officeooo:paragraph-rsid="000bf09c" style:font-size-asian="10.5pt"/>
    </style:style>
    <style:style style:name="P18" style:family="paragraph" style:parent-style-name="Text_20_body">
      <style:paragraph-properties fo:margin-top="0.009cm" fo:margin-bottom="0cm" style:contextual-spacing="false"/>
      <style:text-properties fo:font-size="9pt" officeooo:paragraph-rsid="000bf09c" style:font-size-asian="9pt"/>
    </style:style>
    <style:style style:name="P19" style:family="paragraph" style:parent-style-name="Text_20_body">
      <style:paragraph-properties fo:margin-left="1.08cm" fo:margin-right="0cm" fo:margin-top="0.002cm" fo:margin-bottom="0cm" style:contextual-spacing="false" fo:text-indent="0cm" style:auto-text-indent="false"/>
      <style:text-properties officeooo:paragraph-rsid="000bf09c"/>
    </style:style>
    <style:style style:name="P20" style:family="paragraph" style:parent-style-name="Text_20_body">
      <style:paragraph-properties fo:margin-left="1.08cm" fo:margin-right="0cm" fo:margin-top="0.101cm" fo:margin-bottom="0cm" style:contextual-spacing="false" fo:text-indent="0cm" style:auto-text-indent="false"/>
      <style:text-properties officeooo:paragraph-rsid="000bf09c"/>
    </style:style>
    <style:style style:name="P21" style:family="paragraph" style:parent-style-name="Text_20_body">
      <style:paragraph-properties fo:margin-left="1.08cm" fo:margin-right="0cm" fo:text-indent="0cm" style:auto-text-indent="false"/>
      <style:text-properties officeooo:paragraph-rsid="000bf09c"/>
    </style:style>
    <style:style style:name="P22" style:family="paragraph" style:parent-style-name="Text_20_body">
      <style:paragraph-properties fo:margin-top="0.016cm" fo:margin-bottom="0cm" style:contextual-spacing="false"/>
      <style:text-properties fo:font-size="10.5pt" officeooo:paragraph-rsid="000bf09c" style:font-size-asian="10.5pt"/>
    </style:style>
    <style:style style:name="P23" style:family="paragraph" style:parent-style-name="List_20_Paragraph" style:list-style-name="WWNum2">
      <style:text-properties fo:font-size="16pt" fo:language="es" fo:country="AR" fo:font-weight="bold" style:font-size-asian="16pt" style:font-weight-asian="bold"/>
    </style:style>
    <style:style style:name="P24" style:family="paragraph" style:parent-style-name="List_20_Paragraph" style:list-style-name="WWNum3">
      <style:text-properties fo:font-size="16pt" fo:language="es" fo:country="AR" fo:font-weight="bold" style:font-size-asian="16pt" style:font-weight-asian="bold"/>
    </style:style>
    <style:style style:name="P25" style:family="paragraph" style:parent-style-name="List_20_Paragraph" style:list-style-name="WWNum3"/>
    <style:style style:name="P26" style:family="paragraph" style:parent-style-name="List_20_Paragraph" style:list-style-name="WWNum1">
      <style:text-properties fo:font-size="14pt" fo:language="es" fo:country="AR" style:font-size-asian="14pt"/>
    </style:style>
    <style:style style:name="P27" style:family="paragraph" style:parent-style-name="List_20_Paragraph" style:list-style-name="WWNum5">
      <style:text-properties fo:font-size="14pt" fo:language="es" fo:country="AR" style:font-size-asian="14pt"/>
    </style:style>
    <style:style style:name="P28" style:family="paragraph" style:parent-style-name="List_20_Paragraph" style:list-style-name="WWNum4">
      <style:text-properties fo:font-size="14pt" fo:language="es" fo:country="AR" style:font-size-asian="14pt"/>
    </style:style>
    <style:style style:name="P29" style:family="paragraph" style:parent-style-name="List_20_Paragraph" style:list-style-name="WWNum4"/>
    <style:style style:name="P30" style:family="paragraph" style:parent-style-name="List_20_Paragraph">
      <style:paragraph-properties fo:margin-left="0.635cm" fo:margin-right="0cm" fo:text-indent="0cm" style:auto-text-indent="false"/>
      <style:text-properties fo:font-size="16pt" fo:language="es" fo:country="AR" fo:font-weight="bold" style:font-size-asian="16pt" style:font-weight-asian="bold"/>
    </style:style>
    <style:style style:name="P31" style:family="paragraph" style:parent-style-name="List_20_Paragraph" style:list-style-name="WWNum2">
      <style:paragraph-properties fo:margin-left="1.376cm" fo:margin-right="0cm" fo:margin-top="0cm" fo:margin-bottom="0cm" style:contextual-spacing="false" fo:line-height="0.538cm" fo:text-align="start" style:justify-single-word="false" fo:text-indent="-0.93cm" style:auto-text-indent="false">
        <style:tab-stops>
          <style:tab-stop style:position="1.378cm"/>
        </style:tab-stops>
      </style:paragraph-properties>
      <style:text-properties fo:font-size="14pt" fo:font-weight="bold" officeooo:paragraph-rsid="000a4c65" style:font-size-asian="14pt" style:font-weight-asian="bold" style:font-size-complex="14pt" style:font-weight-complex="bold"/>
    </style:style>
    <style:style style:name="P32" style:family="paragraph" style:parent-style-name="List_20_Paragraph" style:list-style-name="WWNum2">
      <style:paragraph-properties fo:margin-left="1.448cm" fo:margin-right="0.362cm" fo:margin-top="0.002cm" fo:margin-bottom="0cm" style:contextual-spacing="false" fo:line-height="105%" fo:text-align="justify" style:justify-single-word="false" fo:text-indent="-0.369cm" style:auto-text-indent="false">
        <style:tab-stops>
          <style:tab-stop style:position="1.45cm"/>
        </style:tab-stops>
      </style:paragraph-properties>
      <style:text-properties fo:font-size="14pt" officeooo:paragraph-rsid="000a4c65" style:font-size-asian="14pt" style:font-size-complex="14pt"/>
    </style:style>
    <style:style style:name="P33" style:family="paragraph" style:parent-style-name="List_20_Paragraph" style:list-style-name="WWNum2">
      <style:paragraph-properties fo:margin-left="1.448cm" fo:margin-right="0.362cm" fo:margin-top="0cm" fo:margin-bottom="0cm" style:contextual-spacing="false" fo:line-height="105%" fo:text-align="justify" style:justify-single-word="false" fo:text-indent="-0.369cm" style:auto-text-indent="false">
        <style:tab-stops>
          <style:tab-stop style:position="1.538cm"/>
        </style:tab-stops>
      </style:paragraph-properties>
      <style:text-properties fo:font-size="14pt" officeooo:paragraph-rsid="000a4c65" style:font-size-asian="14pt" style:font-size-complex="14pt"/>
    </style:style>
    <style:style style:name="P34" style:family="paragraph" style:parent-style-name="List_20_Paragraph" style:list-style-name="WWNum2">
      <style:paragraph-properties fo:margin-left="1.448cm" fo:margin-right="0.36cm" fo:margin-top="0cm" fo:margin-bottom="0cm" style:contextual-spacing="false" fo:line-height="105%" fo:text-align="justify" style:justify-single-word="false" fo:text-indent="-0.369cm" style:auto-text-indent="false">
        <style:tab-stops>
          <style:tab-stop style:position="1.538cm"/>
        </style:tab-stops>
      </style:paragraph-properties>
      <style:text-properties fo:font-size="14pt" officeooo:paragraph-rsid="000a4c65" style:font-size-asian="14pt" style:font-size-complex="14pt"/>
    </style:style>
    <style:style style:name="P35" style:family="paragraph" style:parent-style-name="List_20_Paragraph" style:list-style-name="WWNum2">
      <style:paragraph-properties fo:margin-left="0cm" fo:margin-right="0.365cm" fo:margin-top="0.004cm" fo:margin-bottom="0cm" style:contextual-spacing="false" fo:line-height="105%" fo:text-align="justify" style:justify-single-word="false" fo:text-indent="0cm" style:auto-text-indent="false">
        <style:tab-stops>
          <style:tab-stop style:position="1.45cm"/>
        </style:tab-stops>
      </style:paragraph-properties>
      <style:text-properties fo:font-size="14pt" officeooo:paragraph-rsid="000a4c65" style:font-size-asian="14pt" style:font-size-complex="14pt"/>
    </style:style>
    <style:style style:name="P36" style:family="paragraph" style:parent-style-name="List_20_Paragraph" style:list-style-name="WWNum2">
      <style:paragraph-properties fo:margin-left="0cm" fo:margin-right="0.365cm" fo:margin-top="0.004cm" fo:margin-bottom="0cm" style:contextual-spacing="false" fo:line-height="105%" fo:text-align="justify" style:justify-single-word="false" fo:text-indent="0cm" style:auto-text-indent="false">
        <style:tab-stops>
          <style:tab-stop style:position="1.45cm"/>
        </style:tab-stops>
      </style:paragraph-properties>
      <style:text-properties fo:font-size="14pt" fo:font-weight="bold" officeooo:paragraph-rsid="000a4c65" style:font-size-asian="14pt" style:font-weight-asian="bold" style:font-size-complex="14pt"/>
    </style:style>
    <style:style style:name="P37" style:family="paragraph" style:parent-style-name="List_20_Paragraph">
      <style:paragraph-properties fo:margin-left="0cm" fo:margin-right="0.365cm" fo:margin-top="0.004cm" fo:margin-bottom="0cm" style:contextual-spacing="false" fo:line-height="105%" fo:text-align="justify" style:justify-single-word="false" fo:text-indent="0cm" style:auto-text-indent="false">
        <style:tab-stops>
          <style:tab-stop style:position="1.45cm"/>
        </style:tab-stops>
      </style:paragraph-properties>
      <style:text-properties fo:font-size="14pt" fo:font-weight="normal" officeooo:paragraph-rsid="000a4c65" style:font-size-asian="14pt" style:font-weight-asian="normal" style:font-size-complex="14pt" style:font-weight-complex="normal"/>
    </style:style>
    <style:style style:name="P38" style:family="paragraph" style:parent-style-name="List_20_Paragraph" style:list-style-name="WWNum2" style:master-page-name="">
      <loext:graphic-properties draw:fill="none"/>
      <style:paragraph-properties fo:margin-left="1.3cm" fo:margin-right="-0.199cm" fo:margin-top="0cm" fo:margin-bottom="0cm" style:contextual-spacing="false" fo:line-height="73%" fo:text-align="start" style:justify-single-word="false" fo:orphans="2" fo:widows="2" fo:text-indent="-0.9cm" style:auto-text-indent="false" style:page-number="auto" fo:background-color="transparent" style:writing-mode="lr-tb">
        <style:tab-stops>
          <style:tab-stop style:position="1.378cm"/>
        </style:tab-stops>
      </style:paragraph-properties>
      <style:text-properties fo:font-size="14pt" fo:font-weight="bold" officeooo:paragraph-rsid="000bf09c" style:font-size-asian="14pt" style:font-weight-asian="bold" style:font-size-complex="14pt" style:font-weight-complex="bold"/>
    </style:style>
    <style:style style:name="P39" style:family="paragraph" style:parent-style-name="Standard">
      <style:text-properties fo:font-size="16pt" fo:language="es" fo:country="AR" fo:font-weight="bold" style:font-size-asian="16pt" style:font-weight-asian="bold"/>
    </style:style>
    <style:style style:name="P40" style:family="paragraph" style:parent-style-name="Standard">
      <style:text-properties fo:font-size="16pt" fo:language="es" fo:country="AR" fo:font-weight="bold" style:font-size-asian="16pt" style:font-weight-asian="bold" style:font-size-complex="16pt"/>
    </style:style>
    <style:style style:name="P41" style:family="paragraph" style:parent-style-name="Standard">
      <style:text-properties fo:font-size="14pt" fo:language="es" fo:country="AR" fo:font-weight="bold" style:font-size-asian="14pt" style:font-weight-asian="bold"/>
    </style:style>
    <style:style style:name="P42" style:family="paragraph" style:parent-style-name="Standard">
      <style:text-properties fo:font-size="14pt" fo:language="es" fo:country="AR" style:font-size-asian="14pt"/>
    </style:style>
    <style:style style:name="P43" style:family="paragraph" style:parent-style-name="Text_20_body">
      <style:paragraph-properties fo:margin-left="1.08cm" fo:margin-right="0cm" fo:text-indent="0cm" style:auto-text-indent="false"/>
      <style:text-properties fo:font-size="9pt" style:text-underline-style="solid" style:text-underline-width="auto" style:text-underline-color="font-color" officeooo:paragraph-rsid="000bf09c" style:font-size-asian="9pt" style:font-size-complex="14pt"/>
    </style:style>
    <style:style style:name="P44" style:family="paragraph">
      <loext:graphic-properties draw:fill="none" draw:fill-color="#ffffff"/>
      <style:paragraph-properties style:writing-mode="lr-tb"/>
    </style:style>
    <style:style style:name="P45" style:family="paragraph">
      <loext:graphic-properties draw:fill="none" draw:fill-color="#ffffff"/>
      <style:paragraph-properties style:writing-mode="lr-tb"/>
      <style:text-properties fo:font-size="11pt"/>
    </style:style>
    <style:style style:name="P46" style:family="paragraph">
      <loext:graphic-properties draw:fill="none"/>
      <style:paragraph-properties fo:text-align="center"/>
      <style:text-properties fo:font-size="11pt"/>
    </style:style>
    <style:style style:name="P47" style:family="paragraph">
      <loext:graphic-properties draw:fill="solid" draw:fill-color="#ffffff"/>
      <style:paragraph-properties fo:text-align="center"/>
      <style:text-properties fo:font-size="11pt"/>
    </style:style>
    <style:style style:name="P48" style:family="paragraph">
      <style:paragraph-properties fo:text-align="start" style:writing-mode="lr-tb"/>
      <style:text-properties style:font-name="Calibri" fo:font-size="11pt"/>
    </style:style>
    <style:style style:name="P49" style:family="paragraph">
      <loext:graphic-properties draw:fill="none"/>
      <style:paragraph-properties fo:text-align="start" style:writing-mode="lr-tb"/>
      <style:text-properties style:font-name="Calibri" fo:font-size="11pt"/>
    </style:style>
    <style:style style:name="P50" style:family="paragraph">
      <loext:graphic-properties draw:fill="none"/>
      <style:paragraph-properties fo:text-align="center"/>
    </style:style>
    <style:style style:name="P51" style:family="paragraph">
      <loext:graphic-properties draw:fill="solid" draw:fill-color="#000000"/>
      <style:paragraph-properties fo:text-align="center"/>
    </style:style>
    <style:style style:name="T1" style:family="text">
      <style:text-properties fo:font-size="16pt" fo:language="es" fo:country="AR" fo:font-weight="bold" style:font-size-asian="16pt" style:font-weight-asian="bold"/>
    </style:style>
    <style:style style:name="T2" style:family="text">
      <style:text-properties fo:font-size="16pt" fo:language="es" fo:country="AR" fo:font-weight="bold" officeooo:rsid="000d741b" style:font-size-asian="16pt" style:font-weight-asian="bold"/>
    </style:style>
    <style:style style:name="T3" style:family="text">
      <style:text-properties fo:font-size="14pt" fo:language="es" fo:country="AR" style:font-size-asian="14pt"/>
    </style:style>
    <style:style style:name="T4" style:family="text">
      <style:text-properties fo:letter-spacing="-0.005cm"/>
    </style:style>
    <style:style style:name="T5" style:family="text">
      <style:text-properties fo:letter-spacing="-0.004cm"/>
    </style:style>
    <style:style style:name="T6" style:family="text">
      <style:text-properties fo:letter-spacing="-0.002cm"/>
    </style:style>
    <style:style style:name="T7" style:family="text">
      <style:text-properties fo:font-weight="bold" style:font-weight-asian="bold"/>
    </style:style>
    <style:style style:name="T8" style:family="text">
      <style:text-properties fo:letter-spacing="0.002cm"/>
    </style:style>
    <style:style style:name="T9" style:family="text">
      <style:text-properties fo:letter-spacing="0.002cm" fo:font-weight="bold" style:font-weight-asian="bold"/>
    </style:style>
    <style:style style:name="T10" style:family="text">
      <style:text-properties fo:letter-spacing="-0.007cm"/>
    </style:style>
    <style:style style:name="T11" style:family="text">
      <style:text-properties fo:letter-spacing="0.023cm"/>
    </style:style>
    <style:style style:name="T12" style:family="text">
      <style:text-properties fo:letter-spacing="0.021cm"/>
    </style:style>
    <style:style style:name="T13" style:family="text">
      <style:text-properties fo:letter-spacing="0.018cm"/>
    </style:style>
    <style:style style:name="T14" style:family="text">
      <style:text-properties fo:letter-spacing="0.026cm"/>
    </style:style>
    <style:style style:name="T15" style:family="text">
      <style:text-properties fo:letter-spacing="0.019cm"/>
    </style:style>
    <style:style style:name="T16" style:family="text">
      <style:text-properties fo:letter-spacing="0.025cm"/>
    </style:style>
    <style:style style:name="T17" style:family="text">
      <style:text-properties fo:letter-spacing="0.016cm"/>
    </style:style>
    <style:style style:name="T18" style:family="text">
      <style:text-properties fo:letter-spacing="-0.083cm"/>
    </style:style>
    <style:style style:name="T19" style:family="text">
      <style:text-properties fo:letter-spacing="-0.009cm"/>
    </style:style>
    <style:style style:name="T20" style:family="text">
      <style:text-properties fo:font-weight="normal" style:font-weight-asian="normal" style:font-weight-complex="normal"/>
    </style:style>
    <style:style style:name="T21" style:family="text">
      <style:text-properties fo:font-weight="normal" officeooo:rsid="000a4c65" style:font-weight-asian="normal" style:font-weight-complex="normal"/>
    </style:style>
    <style:style style:name="T22" style:family="text">
      <style:text-properties fo:font-size="9pt" style:text-underline-style="solid" style:text-underline-width="auto" style:text-underline-color="font-color" style:font-size-asian="9pt"/>
    </style:style>
    <style:style style:name="T23" style:family="text">
      <style:text-properties fo:font-size="9pt" fo:letter-spacing="-0.026cm" style:text-underline-style="solid" style:text-underline-width="auto" style:text-underline-color="font-color" style:font-size-asian="9pt"/>
    </style:style>
    <style:style style:name="T24" style:family="text">
      <style:text-properties style:text-position="-6% 100%" fo:font-size="9pt" style:text-underline-style="solid" style:text-underline-width="auto" style:text-underline-color="font-color" style:font-size-asian="9pt"/>
    </style:style>
    <style:style style:name="T25" style:family="text">
      <style:text-properties style:text-position="-6% 100%" fo:font-size="9pt" fo:letter-spacing="-0.032cm" style:text-underline-style="solid" style:text-underline-width="auto" style:text-underline-color="font-color" style:font-size-asian="9pt"/>
    </style:style>
    <style:style style:name="T26" style:family="text">
      <style:text-properties style:text-position="-6% 100%" fo:font-size="9pt" style:font-size-asian="9pt"/>
    </style:style>
    <style:style style:name="T27" style:family="text">
      <style:text-properties officeooo:rsid="000bf09c"/>
    </style:style>
    <style:style style:name="T28" style:family="text">
      <style:text-properties fo:font-size="11pt"/>
    </style:style>
    <style:style style:name="T29" style:family="text">
      <style:text-properties style:font-name="Calibri" fo:font-size="9pt"/>
    </style:style>
    <style:style style:name="T30" style:family="text">
      <style:text-properties style:font-name="Calibri" fo:font-size="11pt"/>
    </style:style>
    <style:style style:name="T31" style:family="text">
      <style:text-properties style:font-name="Calibri" fo:font-size="11pt" fo:letter-spacing="-0.002cm"/>
    </style:style>
    <style:style style:name="T32" style:family="text">
      <style:text-properties style:font-name="Calibri" fo:font-size="10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6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8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1" style:family="graphic">
      <style:graphic-properties draw:stroke="solid" svg:stroke-width="0.026cm" svg:stroke-color="#000000" draw:stroke-linejoin="round" svg:stroke-linecap="butt" draw:fill="none" draw:textarea-horizontal-align="center" draw:textarea-vertical-align="top" draw:auto-grow-height="false" fo:padding-top="0.012cm" fo:padding-bottom="0.012cm" fo:padding-left="0.012cm" fo:padding-right="0.012cm" style:run-through="background"/>
    </style:style>
    <style:style style:name="gr12" style:family="graphic">
      <style:graphic-properties draw:stroke="solid" svg:stroke-width="0.026cm" svg:stroke-color="#000000" draw:stroke-linejoin="round" svg:stroke-linecap="butt" draw:fill="solid" draw:fill-color="#ffffff" draw:textarea-horizontal-align="center" draw:textarea-vertical-align="top" draw:auto-grow-height="false" fo:padding-top="0.012cm" fo:padding-bottom="0.012cm" fo:padding-left="0.012cm" fo:padding-right="0.012cm" style:run-through="background"/>
    </style:style>
    <style:style style:name="gr13" style:family="graphic">
      <style:graphic-properties draw:stroke="none" svg:stroke-width="0cm" draw:fill="none" draw:textarea-vertical-align="top" draw:auto-grow-height="false" fo:min-height="0.318cm" fo:min-width="0.637cm" fo:padding-top="0cm" fo:padding-bottom="0cm" fo:padding-left="0cm" fo:padding-right="0cm" style:run-through="background"/>
      <style:paragraph-properties style:writing-mode="lr-tb"/>
    </style:style>
    <style:style style:name="gr14" style:family="graphic">
      <style:graphic-properties draw:stroke="none" svg:stroke-width="0cm" draw:fill="none" draw:textarea-vertical-align="top" draw:auto-grow-height="false" fo:min-height="0.318cm" fo:min-width="0.725cm" fo:padding-top="0cm" fo:padding-bottom="0cm" fo:padding-left="0cm" fo:padding-right="0cm" style:run-through="background"/>
      <style:paragraph-properties style:writing-mode="lr-tb"/>
    </style:style>
    <style:style style:name="gr15" style:family="graphic">
      <style:graphic-properties fo:margin-left="0.318cm" fo:margin-right="0.318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16" style:family="graphic">
      <style:graphic-properties draw:stroke="none" svg:stroke-width="0cm" draw:fill="none" draw:textarea-vertical-align="top" draw:auto-grow-height="false" fo:min-height="0.318cm" fo:min-width="0.631cm" fo:padding-top="0cm" fo:padding-bottom="0cm" fo:padding-left="0cm" fo:padding-right="0cm" style:run-through="background"/>
      <style:paragraph-properties style:writing-mode="lr-tb"/>
    </style:style>
    <style:style style:name="gr17" style:family="graphic">
      <style:graphic-properties draw:stroke="solid" svg:stroke-width="0.026cm" svg:stroke-color="#000000" draw:stroke-linejoin="round" svg:stroke-linecap="butt" draw:fill="none" draw:textarea-horizontal-align="center" draw:textarea-vertical-align="top" draw:auto-grow-height="false" fo:padding-top="0.012cm" fo:padding-bottom="0.012cm" fo:padding-left="0.012cm" fo:padding-right="0.012cm"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8" style:family="graphic">
      <style:graphic-properties draw:stroke="solid" svg:stroke-width="0.026cm" svg:stroke-color="#000000" draw:stroke-linejoin="round" svg:stroke-linecap="butt" draw:fill="none" draw:textarea-horizontal-align="center" draw:textarea-vertical-align="top" draw:auto-grow-height="false" fo:padding-top="0.012cm" fo:padding-bottom="0.012cm" fo:padding-left="0.012cm" fo:padding-right="0.012cm"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9" style:family="graphic">
      <style:graphic-properties fo:margin-left="0.318cm" fo:margin-right="0.318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width="0cm" draw:fill="solid" draw:fill-color="#ffffff" draw:textarea-horizontal-align="center" draw:textarea-vertical-align="top" draw:auto-grow-height="false" style:run-through="background"/>
    </style:style>
    <style:style style:name="gr21" style:family="graphic">
      <style:graphic-properties draw:stroke="none" svg:stroke-width="0cm" draw:fill="none" draw:textarea-vertical-align="top" draw:auto-grow-height="false" fo:min-height="0.39cm" fo:min-width="0.931cm" fo:padding-top="0cm" fo:padding-bottom="0cm" fo:padding-left="0cm" fo:padding-right="0cm" style:run-through="background"/>
      <style:paragraph-properties style:writing-mode="lr-tb"/>
    </style:style>
    <style:style style:name="gr22" style:family="graphic">
      <style:graphic-properties draw:stroke="none" svg:stroke-width="0cm" draw:fill="none" draw:textarea-vertical-align="top" draw:auto-grow-height="false" fo:min-height="0.353cm" fo:min-width="0.815cm" fo:padding-top="0cm" fo:padding-bottom="0cm" fo:padding-left="0cm" fo:padding-right="0cm" style:run-through="background"/>
      <style:paragraph-properties style:writing-mode="lr-tb"/>
    </style:style>
    <style:style style:name="gr23" style:family="graphic">
      <style:graphic-properties draw:stroke="none" svg:stroke-width="0cm" draw:fill="none" draw:textarea-vertical-align="top" draw:auto-grow-height="false" fo:min-height="0.353cm" fo:min-width="1.625cm" fo:padding-top="0cm" fo:padding-bottom="0cm" fo:padding-left="0cm" fo:padding-right="0cm" style:run-through="background"/>
      <style:paragraph-properties style:writing-mode="lr-tb"/>
    </style:style>
    <style:style style:name="gr24" style:family="graphic">
      <style:graphic-properties draw:stroke="solid" svg:stroke-width="0.026cm" svg:stroke-color="#000000" draw:stroke-linejoin="round" svg:stroke-linecap="butt" draw:fill="none" draw:textarea-vertical-align="top" draw:auto-grow-height="false" fo:min-height="0.619cm" fo:min-width="2.494cm" fo:padding-top="0cm" fo:padding-bottom="0cm" fo:padding-left="0cm" fo:padding-right="0cm" style:run-through="background"/>
      <style:paragraph-properties style:writing-mode="lr-tb"/>
    </style:style>
    <style:style style:name="gr25" style:family="graphic">
      <style:graphic-properties draw:stroke="none" svg:stroke-width="0cm" draw:fill="none" draw:textarea-vertical-align="top" draw:auto-grow-height="false" fo:min-height="0.39cm" fo:min-width="0.905cm" fo:padding-top="0cm" fo:padding-bottom="0cm" fo:padding-left="0cm" fo:padding-right="0cm" style:run-through="background"/>
      <style:paragraph-properties style:writing-mode="lr-tb"/>
    </style:style>
    <style:style style:name="gr26" style:family="graphic">
      <style:graphic-properties draw:stroke="none" svg:stroke-width="0cm" draw:fill="none" draw:textarea-vertical-align="top" draw:auto-grow-height="false" fo:min-height="0.39cm" fo:min-width="1.08cm" fo:padding-top="0cm" fo:padding-bottom="0cm" fo:padding-left="0cm" fo:padding-right="0cm" style:run-through="background"/>
      <style:paragraph-properties style:writing-mode="lr-tb"/>
    </style:style>
    <style:style style:name="gr27" style:family="graphic">
      <style:graphic-properties draw:stroke="none" svg:stroke-width="0cm" draw:fill="none" draw:textarea-vertical-align="top" draw:auto-grow-height="false" fo:min-height="0.353cm" fo:min-width="0.917cm" fo:padding-top="0cm" fo:padding-bottom="0cm" fo:padding-left="0cm" fo:padding-right="0cm" style:run-through="background"/>
      <style:paragraph-properties style:writing-mode="lr-tb"/>
    </style:style>
    <style:style style:name="gr28" style:family="graphic">
      <style:graphic-properties draw:stroke="none" svg:stroke-width="0cm" draw:fill="solid" draw:fill-color="#000000"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9" style:family="graphic">
      <style:graphic-properties draw:stroke="none" svg:stroke-width="0cm" draw:fill="none" draw:textarea-vertical-align="top" draw:auto-grow-height="false" fo:min-height="0.353cm" fo:min-width="0.737cm" fo:padding-top="0cm" fo:padding-bottom="0cm" fo:padding-left="0cm" fo:padding-right="0cm"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RABAJO PRÁCTICO N° 1: </text:span><text:span text:style-name="T2">Campos, Néstor Nazaret.</text:span></text:p>
      <text:list xml:id="list2209956282" text:style-name="WWNum2">
        <text:list-item>
          <text:p text:style-name="P23"/>
        </text:list-item>
      </text:list>
      <text:list xml:id="list1672060530" text:style-name="WWNum3">
        <text:list-item>
          <text:p text:style-name="P24">Aulas Virtuales.</text:p>
        </text:list-item>
      </text:list>
      <text:p text:style-name="P39">Entidades:</text:p>
      <text:list xml:id="list4134784361" text:style-name="WWNum1">
        <text:list-item>
          <text:p text:style-name="P26">Usuarios: </text:p>
        </text:list-item>
      </text:list>
      <text:list xml:id="list2457169714" text:style-name="WWNum5">
        <text:list-item>
          <text:p text:style-name="P27">Atributos: Nombre, Mail, contraseña, DNI, Dirección, teléfono y fecha de nacimiento, Rol (Alumno, Profesor)</text:p>
        </text:list-item>
      </text:list>
      <text:list xml:id="list2025135145" text:style-name="WWNum4">
        <text:list-item>
          <text:p text:style-name="P28">Claves candidatas: Mail, teléfono.</text:p>
        </text:list-item>
      </text:list>
      <text:list xml:id="list111425759126711" text:continue-list="list4134784361" text:style-name="WWNum1">
        <text:list-item>
          <text:p text:style-name="P26">Cursos:</text:p>
        </text:list-item>
      </text:list>
      <text:list xml:id="list111426801302366" text:continue-list="list2025135145" text:style-name="WWNum4">
        <text:list-item>
          <text:p text:style-name="P28">Atributos: Programas, Fecha inicio, Fecha Fin, Registros.</text:p>
        </text:list-item>
        <text:list-item>
          <text:p text:style-name="P28">Claves candidatas: Identificador de curso.</text:p>
        </text:list-item>
      </text:list>
      <text:list xml:id="list111426988339924" text:continue-list="list1672060530" text:style-name="WWNum3">
        <text:list-item>
          <text:p text:style-name="P24">Licencias de conducir.</text:p>
        </text:list-item>
      </text:list>
      <text:p text:style-name="P41">Entidades:</text:p>
      <text:list xml:id="list111427173195633" text:continue-list="list111425759126711" text:style-name="WWNum1">
        <text:list-item>
          <text:p text:style-name="P26">Conductor:</text:p>
        </text:list-item>
      </text:list>
      <text:list xml:id="list111426690941120" text:continue-list="list111426801302366" text:style-name="WWNum4">
        <text:list-item>
          <text:p text:style-name="P28">Atributos: Apellido, DNI, Domicilio, Nombre, Fecha nacimiento, Sexo, Grupo sanguíneo, Anteojos.</text:p>
        </text:list-item>
        <text:list-item>
          <text:p text:style-name="P28">Calve candidata: Identificador de registro. </text:p>
        </text:list-item>
      </text:list>
      <text:list xml:id="list111425662128593" text:continue-list="list111427173195633" text:style-name="WWNum1">
        <text:list-item>
          <text:p text:style-name="P26">Licencia: <text:s/>(entidad débil)</text:p>
        </text:list-item>
      </text:list>
      <text:list xml:id="list111427360339492" text:continue-list="list111426690941120" text:style-name="WWNum4">
        <text:list-item>
          <text:p text:style-name="P28">Atributos: Identificador, fecha en que se otorga, fecha vencimiento, Clase (clase A, clase C), <text:s/>uso (profesional, particular).</text:p>
        </text:list-item>
        <text:list-item>
          <text:p text:style-name="P28">Clave candidata: Identificador.</text:p>
        </text:list-item>
      </text:list>
      <text:list xml:id="list111426822987744" text:continue-list="list111425662128593" text:style-name="WWNum1">
        <text:list-item>
          <text:p text:style-name="P26">Clase:</text:p>
        </text:list-item>
      </text:list>
      <text:list xml:id="list111427336722237" text:continue-list="list111427360339492" text:style-name="WWNum4">
        <text:list-item>
          <text:p text:style-name="P28">Atributo: Identificador (desde la A hasta la G), descripción.</text:p>
        </text:list-item>
        <text:list-item>
          <text:p text:style-name="P28">Clave candidata: Identificador numérico.</text:p>
        </text:list-item>
      </text:list>
      <text:list xml:id="list111425903675319" text:continue-list="list111426988339924" text:style-name="WWNum3">
        <text:list-item>
          <text:p text:style-name="P24">Ayuda escolar anual.</text:p>
        </text:list-item>
      </text:list>
      <text:p text:style-name="P40">Entidades:</text:p>
      <text:list xml:id="list111427367873423" text:continue-list="list111426822987744" text:style-name="WWNum1">
        <text:list-item>
          <text:p text:style-name="P26">Beneficiarios: (Padre / Madre)</text:p>
        </text:list-item>
      </text:list>
      <text:list xml:id="list111425957402004" text:continue-list="list111427336722237" text:style-name="WWNum4">
        <text:list-item>
          <text:p text:style-name="P28">Atributos: Datos personales, cantidad hijos (no es necesario poner).</text:p>
        </text:list-item>
        <text:list-item>
          <text:p text:style-name="P28"><text:soft-page-break/>Clave candidata: Mail.</text:p>
        </text:list-item>
      </text:list>
      <text:list xml:id="list111425292807102" text:continue-list="list111427367873423" text:style-name="WWNum1">
        <text:list-item>
          <text:p text:style-name="P26"><text:s text:c="2"/>Datos hijo: (Entidad débil)</text:p>
        </text:list-item>
      </text:list>
      <text:list xml:id="list111426853374973" text:continue-list="list111425957402004" text:style-name="WWNum4">
        <text:list-item>
          <text:p text:style-name="P28">Atributos: DNI, Nombre, Apellido, Fecha nacimiento.</text:p>
        </text:list-item>
        <text:list-item>
          <text:p text:style-name="P28">Clave candidata: Matricula (ID MEJOR…).</text:p>
        </text:list-item>
      </text:list>
      <text:list xml:id="list111426684969724" text:continue-list="list111425292807102" text:style-name="WWNum1">
        <text:list-item>
          <text:p text:style-name="P26">Certificado escolar:</text:p>
        </text:list-item>
      </text:list>
      <text:list xml:id="list111426623607590" text:continue-list="list111426853374973" text:style-name="WWNum4">
        <text:list-item>
          <text:p text:style-name="P28">Atributos: Fecha de presentación, nivel escolar.</text:p>
        </text:list-item>
        <text:list-item>
          <text:p text:style-name="P28">Clave candidata: Identificador numérico.</text:p>
        </text:list-item>
      </text:list>
      <text:list xml:id="list111427193760963" text:continue-list="list111425903675319" text:style-name="WWNum3">
        <text:list-item>
          <text:p text:style-name="P25"><text:span text:style-name="T3"><text:s/></text:span><text:span text:style-name="T1">Vacunatório.</text:span></text:p>
        </text:list-item>
      </text:list>
      <text:p text:style-name="P42">Entidades:</text:p>
      <text:list xml:id="list111427062617524" text:continue-list="list111426684969724" text:style-name="WWNum1">
        <text:list-item>
          <text:p text:style-name="P26">Pacientes: </text:p>
        </text:list-item>
      </text:list>
      <text:list xml:id="list111426055350827" text:continue-list="list111426623607590" text:style-name="WWNum4">
        <text:list-item>
          <text:p text:style-name="P28">Atributos: DNI, Nombre, fecha nacimiento, dirección, teléfonos (multivaluado porque pueden ser muchos), mail.</text:p>
        </text:list-item>
        <text:list-item>
          <text:p text:style-name="P28">Clave candidata: Mail.</text:p>
        </text:list-item>
      </text:list>
      <text:list xml:id="list111426905977604" text:continue-list="list111427062617524" text:style-name="WWNum1">
        <text:list-item>
          <text:p text:style-name="P26">Profesional:</text:p>
        </text:list-item>
      </text:list>
      <text:list xml:id="list111426553844901" text:continue-list="list111426055350827" text:style-name="WWNum4">
        <text:list-item>
          <text:p text:style-name="P28">Atributos: Nombre, Matricula profesional, dirección, teléfono.</text:p>
        </text:list-item>
        <text:list-item>
          <text:p text:style-name="P28">Clave candidata: Matricula profesional.</text:p>
        </text:list-item>
      </text:list>
      <text:list xml:id="list111426459390847" text:continue-list="list111426905977604" text:style-name="WWNum1">
        <text:list-item>
          <text:p text:style-name="P26">Vacuna: </text:p>
        </text:list-item>
      </text:list>
      <text:list xml:id="list111425992347330" text:continue-list="list111426553844901" text:style-name="WWNum4">
        <text:list-item>
          <text:p text:style-name="P28">Atributos: Nombre, país de origen, fecha fabricación, fecha vence, cantidad de dosis sugerida.</text:p>
        </text:list-item>
        <text:list-item>
          <text:p text:style-name="P29"><text:span text:style-name="T3">Cla</text:span><text:bookmark text:name="_GoBack"/><text:span text:style-name="T3">ves candidatas: identificador numérico.</text:span></text:p>
        </text:list-item>
      </text:list>
      <text:list xml:id="list111427129015853" text:continue-list="list111426459390847" text:style-name="WWNum1">
        <text:list-item>
          <text:p text:style-name="P26">Registro:</text:p>
        </text:list-item>
      </text:list>
      <text:list xml:id="list111426568611458" text:continue-list="list111425992347330" text:style-name="WWNum4">
        <text:list-item>
          <text:p text:style-name="P28">Atributos: Nombre vacuna, fecha de aplicación, numero de dosis, fecha aplicación próxima dosis (en caso que corresponda).</text:p>
        </text:list-item>
        <text:list-item>
          <text:p text:style-name="P28">Clave candidata: número de dosis, identificador.</text:p>
        </text:list-item>
      </text:list>
      <text:list xml:id="list111426814210279" text:continue-list="list111427129015853" text:style-name="WWNum1">
        <text:list-item>
          <text:p text:style-name="P26">Registro de vacunatório:</text:p>
        </text:list-item>
      </text:list>
      <text:list xml:id="list111427084711703" text:continue-list="list111426568611458" text:style-name="WWNum4">
        <text:list-item>
          <text:p text:style-name="P28">Atributos: Nombre, dirección, localidad, teléfonos, cantidad máxima de personas que se pueden alojar. </text:p>
        </text:list-item>
        <text:list-item>
          <text:p text:style-name="P28">Clave candidata: dirección, o ID (en caso de haber móvil vacunatorio)</text:p>
        </text:list-item>
      </text:list>
      <text:list xml:id="list111425799424335" text:continue-list="list111427193760963" text:style-name="WWNum3">
        <text:list-item>
          <text:p text:style-name="P24">Uber.</text:p>
        </text:list-item>
      </text:list>
      <text:p text:style-name="P30">Entidades:</text:p>
      <text:list xml:id="list111425926464234" text:continue-list="list111426814210279" text:style-name="WWNum1">
        <text:list-item>
          <text:p text:style-name="P26">Clientes:</text:p>
        </text:list-item>
      </text:list>
      <text:list xml:id="list111425843931189" text:continue-list="list111427084711703" text:style-name="WWNum4">
        <text:list-item>
          <text:p text:style-name="P28"><text:soft-page-break/>Atributos: Nombre, dirección, mail, número celular, lista destino frecuente.</text:p>
        </text:list-item>
        <text:list-item>
          <text:p text:style-name="P28">Claves candidatas: Dirección, mail, número celular.</text:p>
        </text:list-item>
      </text:list>
      <text:list xml:id="list111426517176434" text:continue-list="list111425926464234" text:style-name="WWNum1">
        <text:list-item>
          <text:p text:style-name="P26">Conductores:</text:p>
        </text:list-item>
      </text:list>
      <text:list xml:id="list111425744296677" text:continue-list="list111425843931189" text:style-name="WWNum4">
        <text:list-item>
          <text:p text:style-name="P28">Atributos: Nombre, dirección, teléfono, registro de auto (identificador único).</text:p>
        </text:list-item>
        <text:list-item>
          <text:p text:style-name="P28">Claves candidatas: Teléfono, registro de auto.</text:p>
        </text:list-item>
      </text:list>
      <text:list xml:id="list111425486197686" text:continue-list="list111426517176434" text:style-name="WWNum1">
        <text:list-item>
          <text:p text:style-name="P26">Autos:</text:p>
        </text:list-item>
      </text:list>
      <text:list xml:id="list111426573214865" text:continue-list="list111425744296677" text:style-name="WWNum4">
        <text:list-item>
          <text:p text:style-name="P28">Atributos: Dominio (patente), marca, modelo, color, año fabricación, conductor (único).</text:p>
        </text:list-item>
        <text:list-item>
          <text:p text:style-name="P28">Claves candidatas: Dominio, conductor.</text:p>
        </text:list-item>
      </text:list>
      <text:list xml:id="list111426217715965" text:continue-list="list111425486197686" text:style-name="WWNum1">
        <text:list-item>
          <text:p text:style-name="P26">Pedido:</text:p>
        </text:list-item>
      </text:list>
      <text:list xml:id="list111425895896940" text:continue-list="list111426573214865" text:style-name="WWNum4">
        <text:list-item>
          <text:p text:style-name="P28">Atributo: Nombre de cliente, chofer, origen, destino, fecha, hora, vehículo. </text:p>
        </text:list-item>
        <text:list-item>
          <text:p text:style-name="P28">Clave candidata: Chofer, identificador de pedido.</text:p>
          <text:p text:style-name="P28"/>
        </text:list-item>
      </text:list>
      <text:p text:style-name="List_20_Paragraph"/>
      <text:p text:style-name="P12">2</text:p>
      <text:list xml:id="list111426645872533" text:continue-list="list2209956282" text:style-name="WWNum2">
        <text:list-item>
          <text:list>
            <text:list-item>
              <text:p text:style-name="P31">Complete<text:span text:style-name="T4"> </text:span>los<text:span text:style-name="T5"> </text:span>siguientes<text:span text:style-name="T6"> </text:span>diagramas<text:span text:style-name="T4"> </text:span>agregando<text:span text:style-name="T6"> </text:span>las<text:span text:style-name="T5"> </text:span>cardinalidades<text:span text:style-name="T5"> </text:span>según<text:span text:style-name="T4"> </text:span>corresponda.</text:p>
            </text:list-item>
          </text:list>
        </text:list-item>
      </text:list>
      <text:p text:style-name="P13"/>
      <text:list xml:id="list111427309140201" text:continue-numbering="true" text:style-name="WWNum2">
        <text:list-item>
          <text:list>
            <text:list-item>
              <text:list>
                <text:list-item>
                  <text:p text:style-name="P32"><text:span text:style-name="T7">Campeonato</text:span><text:span text:style-name="T9"> </text:span><text:span text:style-name="T7">de</text:span><text:span text:style-name="T9"> </text:span><text:span text:style-name="T7">futbol</text:span>:<text:span text:style-name="T8"> </text:span>Cada<text:span text:style-name="T8"> </text:span>equipo<text:span text:style-name="T8"> </text:span>está<text:span text:style-name="T8"> </text:span>formado<text:span text:style-name="T8"> </text:span>por<text:span text:style-name="T8"> </text:span>11<text:span text:style-name="T8"> </text:span>jugadores<text:span text:style-name="T8"> </text:span>titulares<text:span text:style-name="T8"> </text:span>y<text:span text:style-name="T8"> </text:span>por<text:span text:style-name="T8"> </text:span>lo menos<text:span text:style-name="T8"> </text:span>5<text:span text:style-name="T8"> </text:span>suplentes.<text:span text:style-name="T6"> </text:span>Un<text:span text:style-name="T6"> </text:span>jugador no<text:span text:style-name="T6"> </text:span>puede integrar<text:span text:style-name="T4"> </text:span>más<text:span text:style-name="T4"> </text:span>de un<text:span text:style-name="T10"> </text:span>equipo<text:span text:style-name="T8"> </text:span>por temporada.</text:p>
                </text:list-item>
              </text:list>
            </text:list-item>
          </text:list>
        </text:list-item>
      </text:list>
      <text:p text:style-name="P6"/>
      <text:p text:style-name="P6"><draw:g text:anchor-type="char" draw:z-index="4" draw:name="Forma2" draw:style-name="gr19"><draw:polygon draw:style-name="gr11" draw:text-style-name="P46" svg:width="3.123cm" svg:height="0.86cm" svg:x="8.742cm" svg:y="1.718cm" svg:viewBox="0 0 3124 861" draw:points="1561,0 1365,4 1177,14 997,30 827,51 670,78 524,109 393,145 280,185 183,228 48,325 0,431 12,485 106,586 280,678 393,716 524,753 670,783 827,812 997,833 1177,849 1365,857 1561,861 1759,857 1946,849 2127,833 2297,812 2454,783 2600,753 2731,716 2844,678 2941,633 3076,536 3124,431 3112,378 3018,275 2844,185 2731,145 2600,109 2454,78 2297,51 2127,30 1946,14 1759,4"><text:p/></draw:polygon><draw:line draw:style-name="gr12" draw:text-style-name="P47" svg:x1="8.144cm" svg:y1="1.561cm" svg:x2="8.851cm" svg:y2="1.97cm"><text:p/></draw:line><draw:polygon draw:style-name="gr20" draw:text-style-name="P47" svg:width="3.042cm" svg:height="1.578cm" svg:x="5.878cm" svg:y="0.391cm" svg:viewBox="0 0 3043 1579" draw:points="1521,0 0,790 1521,1579 3043,790"><text:p/></draw:polygon><draw:polygon draw:style-name="gr11" draw:text-style-name="P46" svg:width="3.042cm" svg:height="1.578cm" svg:x="5.878cm" svg:y="0.391cm" svg:viewBox="0 0 3043 1579" draw:points="1521,0 0,790 1521,1579 3043,790"><text:p/></draw:polygon><draw:path draw:style-name="gr11" draw:text-style-name="P46" svg:width="7.789cm" svg:height="0.008cm" svg:x="3.469cm" svg:y="1.203cm" svg:viewBox="0 0 7790 9" svg:d="M0 9h2408M5382 0h2408"><text:p/></draw:path><draw:custom-shape draw:style-name="gr21" draw:text-style-name="P49" svg:width="0.932cm" svg:height="0.391cm" svg:x="3.586cm" svg:y="0.805cm"><text:p text:style-name="P48"><text:span text:style-name="T30">(16, n</text:span><text:span text:style-name="T31"> </text:span><text:span text:style-name="T30">)</text:span></text:p><draw:enhanced-geometry draw:type="0"/></draw:custom-shape><draw:custom-shape draw:style-name="gr22" draw:text-style-name="P49" svg:width="0.816cm" svg:height="0.354cm" svg:x="7.015cm" svg:y="1.008cm"><text:p text:style-name="P48"><text:span text:style-name="T32">juega</text:span></text:p><draw:enhanced-geometry draw:type="0"/></draw:custom-shape><draw:custom-shape draw:style-name="gr21" draw:text-style-name="P49" svg:width="0.932cm" svg:height="0.391cm" svg:x="10.228cm" svg:y="0.792cm"><text:p text:style-name="P48"><text:span text:style-name="T30">(1, 1</text:span><text:span text:style-name="T31"> </text:span><text:span text:style-name="T30">)</text:span></text:p><draw:enhanced-geometry draw:type="0"/></draw:custom-shape><draw:custom-shape draw:style-name="gr23" draw:text-style-name="P49" svg:width="1.625cm" svg:height="0.354cm" svg:x="9.394cm" svg:y="2.015cm"><text:p text:style-name="P48"><text:span text:style-name="T32">temporada</text:span></text:p><draw:enhanced-geometry draw:type="0"/></draw:custom-shape><draw:custom-shape draw:style-name="gr24" draw:text-style-name="P49" svg:width="2.495cm" svg:height="0.62cm" svg:x="11.246cm" svg:y="0.872cm"><text:p text:style-name="P48"><text:span text:style-name="T32">Equipo</text:span><text:span text:style-name="T29">s</text:span></text:p><draw:enhanced-geometry draw:type="0"/></draw:custom-shape><draw:custom-shape draw:style-name="gr24" draw:text-style-name="P49" svg:width="2.495cm" svg:height="0.62cm" svg:x="0.975cm" svg:y="0.879cm"><text:p text:style-name="P48"><text:span text:style-name="T32">Jugadores</text:span></text:p><draw:enhanced-geometry draw:type="0"/></draw:custom-shape></draw:g></text:p>
      <text:p text:style-name="P14"/>
      <text:list xml:id="list111426325540054" text:continue-numbering="true" text:style-name="WWNum2">
        <text:list-item>
          <text:list>
            <text:list-item>
              <text:list>
                <text:list-item>
                  <text:p text:style-name="P33"><text:span text:style-name="T7">Materias</text:span><text:span text:style-name="T9"> </text:span><text:span text:style-name="T7">dictadas</text:span>:<text:span text:style-name="T8"> </text:span>Un<text:span text:style-name="T8"> </text:span>profesor<text:span text:style-name="T8"> </text:span>puede<text:span text:style-name="T8"> </text:span>dictar<text:span text:style-name="T8"> </text:span>más<text:span text:style-name="T8"> </text:span>de<text:span text:style-name="T8"> </text:span>una<text:span text:style-name="T8"> </text:span>materia,<text:span text:style-name="T8"> </text:span>también<text:span text:style-name="T8"> </text:span>puede<text:span text:style-name="T8"> </text:span>haber<text:span text:style-name="T8"> </text:span>algún<text:span text:style-name="T8"> </text:span>profesor<text:span text:style-name="T11"> </text:span>que<text:span text:style-name="T11"> </text:span>no<text:span text:style-name="T12"> </text:span>tiene<text:span text:style-name="T13"> </text:span>asignada<text:span text:style-name="T14"> </text:span>ninguna<text:span text:style-name="T12"> </text:span>materia,<text:span text:style-name="T15"> </text:span>por<text:span text:style-name="T13"> </text:span>otro<text:span text:style-name="T15"> </text:span>lado,<text:span text:style-name="T14"> </text:span>las<text:span text:style-name="T13"> </text:span>materias<text:span text:style-name="T15"> </text:span>pueden<text:span text:style-name="T12"> </text:span>ser<text:span text:style-name="T16"> </text:span>dictadas<text:span text:style-name="T17"> </text:span>por<text:span text:style-name="T18"> </text:span>al<text:span text:style-name="T6"> </text:span>menos un<text:span text:style-name="T6"> </text:span>profesor.</text:p>
                </text:list-item>
              </text:list>
            </text:list-item>
          </text:list>
        </text:list-item>
      </text:list>
      <text:p text:style-name="P15"><draw:g text:anchor-type="char" draw:z-index="0" draw:name="Forma3" draw:style-name="gr15"><draw:path draw:style-name="gr11" draw:text-style-name="P46" svg:width="7.789cm" svg:height="0.013cm" svg:x="6.983cm" svg:y="1.26cm" svg:viewBox="0 0 7790 14" svg:d="M0 0h2408M5382 14h2408"><text:p/></draw:path><draw:polygon draw:style-name="gr20" draw:text-style-name="P47" svg:width="3.042cm" svg:height="1.578cm" svg:x="9.385cm" svg:y="0.461cm" svg:viewBox="0 0 3043 1579" draw:points="1521,0 0,790 1521,1579 3043,790"><text:p/></draw:polygon><draw:polygon draw:style-name="gr11" draw:text-style-name="P46" svg:width="3.042cm" svg:height="1.578cm" svg:x="9.385cm" svg:y="0.461cm" svg:viewBox="0 0 3043 1579" draw:points="1521,0 0,790 1521,1579 3043,790"><text:p/></draw:polygon><draw:custom-shape draw:style-name="gr21" draw:text-style-name="P49" svg:width="0.932cm" svg:height="0.391cm" svg:x="7.094cm" svg:y="0.883cm"><text:p text:style-name="P48"><text:span text:style-name="T30">(1, n</text:span><text:span text:style-name="T31"> </text:span><text:span text:style-name="T30">)</text:span></text:p><draw:enhanced-geometry draw:type="0"/></draw:custom-shape><draw:custom-shape draw:style-name="gr29" draw:text-style-name="P49" svg:width="0.738cm" svg:height="0.354cm" svg:x="10.558cm" svg:y="1.077cm"><text:p text:style-name="P48"><text:span text:style-name="T32">dicta</text:span></text:p><draw:enhanced-geometry draw:type="0"/></draw:custom-shape><draw:custom-shape draw:style-name="gr21" draw:text-style-name="P49" svg:width="0.932cm" svg:height="0.391cm" svg:x="13.737cm" svg:y="0.871cm"><text:p text:style-name="P48"><text:span text:style-name="T30">(0, n</text:span><text:span text:style-name="T31"> </text:span><text:span text:style-name="T30">)</text:span></text:p><draw:enhanced-geometry draw:type="0"/></draw:custom-shape><draw:custom-shape draw:style-name="gr24" draw:text-style-name="P49" svg:width="2.495cm" svg:height="0.62cm" svg:x="14.76cm" svg:y="0.945cm"><text:p text:style-name="P48"><text:span text:style-name="T32">materias</text:span></text:p><draw:enhanced-geometry draw:type="0"/></draw:custom-shape><draw:custom-shape draw:style-name="gr24" draw:text-style-name="P49" svg:width="2.495cm" svg:height="0.62cm" svg:x="4.487cm" svg:y="0.952cm"><text:p text:style-name="P48"><text:span text:style-name="T32">profesores</text:span></text:p><draw:enhanced-geometry draw:type="0"/></draw:custom-shape></draw:g><text:soft-page-break/></text:p>
      <text:p text:style-name="P9"/>
      <text:list xml:id="list111426576993965" text:continue-numbering="true" text:style-name="WWNum2">
        <text:list-item>
          <text:list>
            <text:list-item>
              <text:list>
                <text:list-item>
                  <text:p text:style-name="P34"><text:span text:style-name="T7">Productos y empleado</text:span>: En empleado puede vender más de un producto y un producto puede ser<text:span text:style-name="T8"> </text:span>comercializado<text:span text:style-name="T8"> </text:span>por<text:span text:style-name="T19"> </text:span>más<text:span text:style-name="T8"> </text:span>de<text:span text:style-name="T10"> </text:span>un<text:span text:style-name="T6"> </text:span>vendedor.</text:p>
                  <text:list>
                    <text:list-header>
                      <text:p text:style-name="P36"/>
                    </text:list-header>
                  </text:list>
                </text:list-item>
              </text:list>
            </text:list-item>
          </text:list>
        </text:list-item>
      </text:list>
      <text:p text:style-name="P37"/>
      <text:p text:style-name="P37"><draw:g text:anchor-type="char" draw:z-index="2" draw:name="Forma4" draw:style-name="gr19"><draw:path draw:style-name="gr11" draw:text-style-name="P46" svg:width="7.789cm" svg:height="0.013cm" svg:x="3.763cm" svg:y="0.921cm" svg:viewBox="0 0 7790 14" svg:d="M0 0h2408M5382 14h2408"><text:p/></draw:path><draw:polygon draw:style-name="gr20" draw:text-style-name="P47" svg:width="3.042cm" svg:height="1.578cm" svg:x="6.165cm" svg:y="0.124cm" svg:viewBox="0 0 3043 1579" draw:points="1521,0 0,790 1521,1579 3043,790"><text:p/></draw:polygon><draw:polygon draw:style-name="gr11" draw:text-style-name="P46" svg:width="3.042cm" svg:height="1.578cm" svg:x="6.165cm" svg:y="0.124cm" svg:viewBox="0 0 3043 1579" draw:points="1521,0 0,790 1521,1579 3043,790"><text:p/></draw:polygon><draw:custom-shape draw:style-name="gr21" draw:text-style-name="P49" svg:width="0.932cm" svg:height="0.391cm" svg:x="3.875cm" svg:y="0.546cm"><text:p text:style-name="P48"><text:span text:style-name="T30">(1, n )</text:span></text:p><draw:enhanced-geometry draw:type="0"/></draw:custom-shape><draw:custom-shape draw:style-name="gr27" draw:text-style-name="P49" svg:width="0.918cm" svg:height="0.354cm" svg:x="7.251cm" svg:y="0.742cm"><text:p text:style-name="P48"><text:span text:style-name="T32">vende</text:span></text:p><draw:enhanced-geometry draw:type="0"/></draw:custom-shape><draw:custom-shape draw:style-name="gr21" draw:text-style-name="P49" svg:width="0.932cm" svg:height="0.391cm" svg:x="10.518cm" svg:y="0.532cm"><text:p text:style-name="P48"><text:span text:style-name="T30">(1, n</text:span><text:span text:style-name="T31"> </text:span><text:span text:style-name="T30">)</text:span></text:p><draw:enhanced-geometry draw:type="0"/></draw:custom-shape><draw:custom-shape draw:style-name="gr24" draw:text-style-name="P49" svg:width="2.495cm" svg:height="0.62cm" svg:x="11.539cm" svg:y="0.608cm"><text:p text:style-name="P48"><text:span text:style-name="T32">empleados</text:span></text:p><draw:enhanced-geometry draw:type="0"/></draw:custom-shape><draw:custom-shape draw:style-name="gr24" draw:text-style-name="P49" svg:width="2.495cm" svg:height="0.62cm" svg:x="1.268cm" svg:y="0.615cm"><text:p text:style-name="P48"><text:span text:style-name="T32">productos</text:span></text:p><draw:enhanced-geometry draw:type="0"/></draw:custom-shape></draw:g></text:p>
      <text:p text:style-name="P37"/>
      <text:list xml:id="list111426658471721" text:continue-numbering="true" text:style-name="WWNum2">
        <text:list-item>
          <text:list>
            <text:list-item>
              <text:list>
                <text:list-item>
                  <text:list>
                    <text:list-item>
                      <text:list>
                        <text:list-header>
                          <text:p text:style-name="P35"><text:span text:style-name="T20"><text:s/></text:span><text:span text:style-name="T21">iv. </text:span><text:span text:style-name="T7">Taller mecánico</text:span>: Los vehículos son reparados a lo sumo por 4 mecánicos. Cada mecánico por día debe<text:span text:style-name="T8"> </text:span>estar involucrado en la reparación de 3 vehículos como minino y 6 como máximo. Cada reparación se<text:span text:style-name="T8"> </text:span>debe<text:span text:style-name="T6"> </text:span>realizar por lo<text:span text:style-name="T6"> </text:span>menos<text:span text:style-name="T5"> </text:span>entre<text:span text:style-name="T8"> </text:span>dos<text:span text:style-name="T5"> </text:span>mecánicos.</text:p>
                        </text:list-header>
                      </text:list>
                    </text:list-item>
                  </text:list>
                </text:list-item>
              </text:list>
            </text:list-item>
          </text:list>
        </text:list-item>
      </text:list>
      <text:p text:style-name="P10"/>
      <text:p text:style-name="P10"><draw:g text:anchor-type="char" draw:z-index="3" draw:name="Forma5" draw:style-name="gr19"><draw:polygon draw:style-name="gr11" draw:text-style-name="P46" svg:width="1.996cm" svg:height="0.86cm" svg:x="8.436cm" svg:y="0.581cm" svg:viewBox="0 0 1997 861" draw:points="999,0 819,5 651,26 494,58 355,101 235,152 136,212 16,353 0,431 16,506 136,648 235,708 355,759 494,801 651,833 819,854 999,861 1178,854 1346,833 1503,801 1642,759 1762,708 1861,648 1981,506 1997,431 1981,353 1861,212 1762,152 1642,101 1503,58 1346,26 1178,5"><text:p/></draw:polygon><draw:line draw:style-name="gr12" draw:text-style-name="P47" svg:x1="8.059cm" svg:y1="1.758cm" svg:x2="8.703cm" svg:y2="1.324cm"><text:p/></draw:line><draw:polygon draw:style-name="gr20" draw:text-style-name="P47" svg:width="3.042cm" svg:height="1.577cm" svg:x="5.794cm" svg:y="1.364cm" svg:viewBox="0 0 3043 1578" draw:points="1521,0 0,788 1521,1578 3043,788"><text:p/></draw:polygon><draw:polygon draw:style-name="gr11" draw:text-style-name="P46" svg:width="3.042cm" svg:height="1.577cm" svg:x="5.794cm" svg:y="1.364cm" svg:viewBox="0 0 3043 1578" draw:points="1521,0 0,788 1521,1578 3043,788"><text:p/></draw:polygon><draw:path draw:style-name="gr11" draw:text-style-name="P46" svg:width="7.789cm" svg:height="0.008cm" svg:x="3.391cm" svg:y="2.158cm" svg:viewBox="0 0 7790 9" svg:d="M0 9h2408M5382 0h2408"><text:p/></draw:path><draw:custom-shape draw:style-name="gr25" draw:text-style-name="P49" svg:width="0.906cm" svg:height="0.391cm" svg:x="9.003cm" svg:y="0.887cm"><text:p text:style-name="P48"><text:span text:style-name="T30">fecha</text:span></text:p><draw:enhanced-geometry draw:type="0"/></draw:custom-shape><draw:custom-shape draw:style-name="gr21" draw:text-style-name="P49" svg:width="0.932cm" svg:height="0.391cm" svg:x="3.503cm" svg:y="1.762cm"><text:p text:style-name="P48"><text:span text:style-name="T30">(2, 4</text:span><text:span text:style-name="T31"> </text:span><text:span text:style-name="T30">)</text:span></text:p><draw:enhanced-geometry draw:type="0"/></draw:custom-shape><draw:custom-shape draw:style-name="gr26" draw:text-style-name="P49" svg:width="1.08cm" svg:height="0.391cm" svg:x="6.796cm" svg:y="1.988cm"><text:p text:style-name="P48"><text:span text:style-name="T30">repara</text:span></text:p><draw:enhanced-geometry draw:type="0"/></draw:custom-shape><draw:custom-shape draw:style-name="gr21" draw:text-style-name="P49" svg:width="0.932cm" svg:height="0.391cm" svg:x="10.146cm" svg:y="1.749cm"><text:p text:style-name="P48"><text:span text:style-name="T30">(3, 6</text:span><text:span text:style-name="T31"> </text:span><text:span text:style-name="T30">)</text:span></text:p><draw:enhanced-geometry draw:type="0"/></draw:custom-shape><draw:custom-shape draw:style-name="gr24" draw:text-style-name="P49" svg:width="2.495cm" svg:height="0.62cm" svg:x="11.167cm" svg:y="1.829cm"><text:p text:style-name="P48"><text:span text:style-name="T30">Vehículo</text:span><text:span text:style-name="T32">s</text:span></text:p><draw:enhanced-geometry draw:type="0"/></draw:custom-shape><draw:custom-shape draw:style-name="gr24" draw:text-style-name="P49" svg:width="2.495cm" svg:height="0.62cm" svg:x="0.896cm" svg:y="1.836cm"><text:p text:style-name="P48"><text:span text:style-name="T30">Mecánicos</text:span></text:p><draw:enhanced-geometry draw:type="0"/></draw:custom-shape></draw:g></text:p>
      <text:p text:style-name="P11"/>
      <text:p text:style-name="P5"/>
      <text:list xml:id="list111427227519377" text:continue-numbering="true" text:style-name="WWNum2">
        <text:list-item>
          <text:list>
            <text:list-item>
              <text:p text:style-name="P38">Agregue el fragmento del problema que concuerde con cada una de los apartados y complete los<text:span text:style-name="T18"> </text:span>siguientes<text:span text:style-name="T6"> </text:span>diagramas.</text:p>
            </text:list-item>
          </text:list>
        </text:list-item>
      </text:list>
      <text:p text:style-name="P4"/>
      <text:p text:style-name="P17"/>
      <text:p text:style-name="P19">a)</text:p>
      <text:p text:style-name="P16"/>
      <text:p text:style-name="P8"><draw:frame text:anchor-type="paragraph" draw:z-index="11" draw:name="Forma1" draw:style-name="gr7" draw:text-style-name="P45" svg:width="2.495cm" svg:height="0.62cm" svg:x="1.401cm" svg:y="0.258cm"><draw:text-box><text:p><text:span text:style-name="T28"><text:s text:c="2"/></text:span><text:span text:style-name="T28">Presidente</text:span></text:p></draw:text-box></draw:frame><draw:frame text:anchor-type="paragraph" draw:z-index="12" draw:name="Forma2" draw:style-name="gr9" draw:text-style-name="P44" svg:width="2.446cm" svg:height="0.733cm" svg:x="7.096cm" svg:y="0.212cm"><draw:text-box><text:p>Gobierna</text:p></draw:text-box></draw:frame><draw:frame text:anchor-type="paragraph" draw:z-index="13" draw:name="Forma3" draw:style-name="gr7" draw:text-style-name="P44" svg:width="2.495cm" svg:height="0.62cm" svg:x="11.672cm" svg:y="0.25cm"><draw:text-box><text:p><text:s text:c="2"/>País</text:p></draw:text-box></draw:frame><text:span text:style-name="T24"><text:s/></text:span><text:span text:style-name="T25"><text:s/></text:span><text:span text:style-name="T24">(1,1)<text:tab/></text:span><text:span text:style-name="T26"><text:tab/></text:span><text:span text:style-name="T22"> <text:tab/>(1,1) </text:span><text:span text:style-name="T23"><text:s/></text:span><draw:polygon text:anchor-type="char" draw:z-index="5" draw:name="Forma6" draw:style-name="gr18" draw:text-style-name="P50" svg:width="3.042cm" svg:height="1.577cm" svg:x="9.271cm" svg:y="-0.278cm" svg:viewBox="0 0 3043 1578" draw:points="1521,0 0,788 1521,1578 3043,788"><text:p/></draw:polygon><draw:rect text:anchor-type="char" draw:z-index="6" draw:name="Forma7" draw:style-name="gr17" draw:text-style-name="P50" svg:width="2.495cm" svg:height="0.62cm" svg:x="4.401cm" svg:y="0.191cm"><text:p/></draw:rect><draw:rect text:anchor-type="char" draw:z-index="7" draw:name="Forma8" draw:style-name="gr17" draw:text-style-name="P50" svg:width="2.495cm" svg:height="0.62cm" svg:x="14.672cm" svg:y="0.183cm"><text:p/></draw:rect></text:p>
      <text:p text:style-name="P2"/>
      <text:p text:style-name="P2"/>
      <text:p text:style-name="P2"/>
      <text:p text:style-name="P3"/>
      <text:p text:style-name="P20"><draw:g text:anchor-type="char" draw:z-index="8" draw:name="Forma9" draw:style-name="gr15"><draw:path draw:style-name="gr11" draw:text-style-name="P46" svg:width="7.882cm" svg:height="1.578cm" svg:x="4.4cm" svg:y="0.817cm" svg:viewBox="0 0 7883 1579" svg:d="M6362 0l-1522 789 1522 790 1521-790zM0 1096h2494v-620h-2494z"><text:p/></draw:path><draw:line draw:style-name="gr12" draw:text-style-name="P47" svg:x1="6.895cm" svg:y1="1.628cm" svg:x2="9.303cm" svg:y2="1.628cm"><text:p/></draw:line><draw:rect draw:style-name="gr11" draw:text-style-name="P46" svg:width="2.495cm" svg:height="0.62cm" svg:x="14.672cm" svg:y="1.288cm"><text:p/></draw:rect><draw:line draw:style-name="gr12" draw:text-style-name="P47" svg:x1="12.278cm" svg:y1="1.619cm" svg:x2="14.686cm" svg:y2="1.619cm"><text:p/></draw:line><draw:custom-shape draw:style-name="gr13" draw:text-style-name="P49" svg:width="0.638cm" svg:height="0.318cm" svg:x="6.969cm" svg:y="1.272cm"><text:p text:style-name="P48"><text:span text:style-name="T29">(1,n)</text:span></text:p><draw:enhanced-geometry draw:type="0"/></draw:custom-shape><draw:custom-shape draw:style-name="gr16" draw:text-style-name="P49" svg:width="0.632cm" svg:height="0.318cm" svg:x="13.933cm" svg:y="1.23cm"><text:p text:style-name="P48"><text:span text:style-name="T29">(0,1)</text:span></text:p><draw:enhanced-geometry draw:type="0"/></draw:custom-shape></draw:g><text:soft-page-break/>b)</text:p>
      <text:p text:style-name="P4"><draw:frame text:anchor-type="paragraph" draw:z-index="20" draw:name="Forma10" draw:style-name="gr3" draw:text-style-name="P44" svg:width="2.276cm" svg:height="0.491cm" svg:x="1.573cm" svg:y="0.762cm"><draw:text-box><text:p>Libro</text:p></draw:text-box></draw:frame><draw:frame text:anchor-type="paragraph" draw:z-index="21" draw:name="Forma11" draw:style-name="gr2" draw:text-style-name="P44" svg:width="1.523cm" svg:height="0.544cm" svg:x="7.128cm" svg:y="0.75cm"><draw:text-box><text:p>Edita</text:p></draw:text-box></draw:frame><draw:frame text:anchor-type="paragraph" draw:z-index="22" draw:name="Forma12" draw:style-name="gr1" draw:text-style-name="P44" svg:width="2.43cm" svg:height="0.546cm" svg:x="11.818cm" svg:y="0.813cm"><draw:text-box><text:p>Editorial</text:p></draw:text-box></draw:frame></text:p>
      <text:p text:style-name="P4"/>
      <text:p text:style-name="P22"/>
      <text:p text:style-name="P21"><draw:g text:anchor-type="char" draw:z-index="9" draw:name="Forma13" draw:style-name="gr10"><draw:path draw:style-name="gr11" draw:text-style-name="P46" svg:width="7.882cm" svg:height="1.578cm" svg:x="4.4cm" svg:y="0.229cm" svg:viewBox="0 0 7883 1579" svg:d="M6362 0l-1522 790 1522 789 1521-789zM0 1096h2494v-620h-2494z"><text:p/></draw:path><draw:line draw:style-name="gr12" draw:text-style-name="P47" svg:x1="6.895cm" svg:y1="1.037cm" svg:x2="9.303cm" svg:y2="1.037cm"><text:p/></draw:line><draw:rect draw:style-name="gr11" draw:text-style-name="P46" svg:width="2.495cm" svg:height="0.62cm" svg:x="14.672cm" svg:y="0.698cm"><text:p/></draw:rect><draw:line draw:style-name="gr12" draw:text-style-name="P47" svg:x1="12.278cm" svg:y1="1.028cm" svg:x2="14.686cm" svg:y2="1.028cm"><text:p/></draw:line><draw:custom-shape draw:style-name="gr13" draw:text-style-name="P49" svg:width="0.638cm" svg:height="0.318cm" svg:x="6.969cm" svg:y="0.684cm"><text:p text:style-name="P48"><text:span text:style-name="T29">(1,n)</text:span></text:p><draw:enhanced-geometry draw:type="0"/></draw:custom-shape><draw:custom-shape draw:style-name="gr14" draw:text-style-name="P49" svg:width="0.726cm" svg:height="0.318cm" svg:x="13.933cm" svg:y="0.642cm"><text:p text:style-name="P48"><text:span text:style-name="T29">(1,m)</text:span></text:p><draw:enhanced-geometry draw:type="0"/></draw:custom-shape></draw:g>c)</text:p>
      <text:p text:style-name="P4"><draw:frame text:anchor-type="paragraph" draw:z-index="14" draw:name="Forma4" draw:style-name="gr6" draw:text-style-name="P44" svg:width="2.213cm" svg:height="0.694cm" svg:x="7.23cm" svg:y="-0.03cm"><draw:text-box><text:p>Cantar</text:p></draw:text-box></draw:frame><draw:frame text:anchor-type="paragraph" draw:z-index="15" draw:name="Forma5" draw:style-name="gr8" draw:text-style-name="P45" svg:width="2.581cm" svg:height="0.809cm" svg:x="1.744cm" svg:y="-0.123cm"><draw:text-box><text:p><text:span text:style-name="T28">Cancion</text:span></text:p></draw:text-box></draw:frame><draw:frame text:anchor-type="paragraph" draw:z-index="16" draw:name="Forma6" draw:style-name="gr7" draw:text-style-name="P44" svg:width="2.495cm" svg:height="0.62cm" svg:x="11.804cm" svg:y="-0.093cm"><draw:text-box><text:p>Cantante</text:p></draw:text-box></draw:frame></text:p>
      <text:p text:style-name="P4"/>
      <text:p text:style-name="P4"/>
      <text:p text:style-name="P4"/>
      <text:p text:style-name="P4"/>
      <text:p text:style-name="P22"/>
      <text:p text:style-name="P21"><draw:g text:anchor-type="char" draw:z-index="10" draw:name="Forma14" draw:style-name="gr10"><draw:path draw:style-name="gr11" draw:text-style-name="P46" svg:width="7.882cm" svg:height="1.578cm" svg:x="4.4cm" svg:y="0.229cm" svg:viewBox="0 0 7883 1579" svg:d="M6362 0l-1522 790 1522 789 1521-789zM0 1096h2494v-620h-2494z"><text:p/></draw:path><draw:line draw:style-name="gr12" draw:text-style-name="P47" svg:x1="6.895cm" svg:y1="1.037cm" svg:x2="9.303cm" svg:y2="1.037cm"><text:p/></draw:line><draw:rect draw:style-name="gr11" draw:text-style-name="P46" svg:width="2.495cm" svg:height="0.62cm" svg:x="14.672cm" svg:y="0.698cm"><text:p/></draw:rect><draw:line draw:style-name="gr12" draw:text-style-name="P47" svg:x1="12.278cm" svg:y1="1.028cm" svg:x2="14.686cm" svg:y2="1.028cm"><text:p/></draw:line><draw:custom-shape draw:style-name="gr13" draw:text-style-name="P49" svg:width="0.638cm" svg:height="0.318cm" svg:x="6.969cm" svg:y="0.684cm"><text:p text:style-name="P48"><text:span text:style-name="T29">(5,20)</text:span></text:p><draw:enhanced-geometry draw:type="0"/></draw:custom-shape><draw:custom-shape draw:style-name="gr14" draw:text-style-name="P49" svg:width="0.726cm" svg:height="0.318cm" svg:x="13.933cm" svg:y="0.642cm"><text:p text:style-name="P48"><text:span text:style-name="T29">(1,1)</text:span></text:p><draw:enhanced-geometry draw:type="0"/></draw:custom-shape></draw:g><text:span text:style-name="T27">d</text:span>)</text:p>
      <text:p text:style-name="P4"><draw:frame text:anchor-type="paragraph" draw:z-index="17" draw:name="Forma7" draw:style-name="gr6" draw:text-style-name="P44" svg:width="2.523cm" svg:height="0.694cm" svg:x="1.531cm" svg:y="-0.083cm"><draw:text-box><text:p>Jugadores</text:p></draw:text-box></draw:frame><draw:frame text:anchor-type="paragraph" draw:z-index="18" draw:name="Forma8" draw:style-name="gr5" draw:text-style-name="P44" svg:width="2.495cm" svg:height="0.563cm" svg:x="11.857cm" svg:y="-0.037cm"><draw:text-box><text:p>Equipo</text:p></draw:text-box></draw:frame><draw:frame text:anchor-type="paragraph" draw:z-index="19" draw:name="Forma9" draw:style-name="gr4" draw:text-style-name="P44" svg:width="2.382cm" svg:height="1.006cm" svg:x="7.341cm" svg:y="0.011cm"><draw:text-box><text:p>Juega</text:p></draw:text-box></draw:frame></text:p>
      <text:p text:style-name="P4"/>
      <text:p text:style-name="P4"/>
      <text:p text:style-name="P4"/>
      <text:p text:style-name="P4"/>
      <text:p text:style-name="P18"/>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6pt" fo:font-weight="bold" style:font-size-asian="16pt" style:font-weight-asian="bold" style:font-size-complex="16pt"/>
    </style:style>
    <style:style style:name="ListLabel_20_6" style:display-name="ListLabel 6"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loext:graphic-properties draw:fill="solid" draw:fill-color="#000000"/>
      <style:paragraph-properties fo:text-align="center"/>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solid" draw:fill-color="#000000"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51cm" fo:margin-bottom="0.494cm" fo:margin-left="1.799cm" fo:margin-right="1.799cm" style:writing-mode="lr-tb" style:layout-grid-color="#c0c0c0" style:layout-grid-lines="2388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12cm" fo:margin-left="0cm" fo:margin-right="0cm" fo:margin-bottom="2.212cm" style:dynamic-spacing="true"/>
      </style:header-style>
      <style:footer-style/>
    </style:page-layout>
  </office:automatic-styles>
  <office:master-styles>
    <style:master-page style:name="Standard" style:page-layout-name="Mpm1"/>
    <style:master-page style:name="Converted2" style:page-layout-name="Mpm2">
      <style:header>
        <text:p text:style-name="MP1"><draw:frame draw:style-name="Mfr1" draw:name="Imagen1" text:anchor-type="char" svg:x="17.621cm" svg:y="1.318cm" svg:width="1.831cm" svg:height="2.09cm" draw:z-index="0"><draw:image xlink:href="Pictures/10000000000000BA000000D66A9F8F9E1767568A.png" xlink:type="simple" xlink:show="embed" xlink:actuate="onLoad" draw:mime-type="image/png"/></draw:frame><draw:rect text:anchor-type="char" draw:z-index="1" draw:name="Forma1" draw:style-name="Mgr1" draw:text-style-name="MP2" svg:width="17.696cm" svg:height="0.025cm" svg:x="1.947cm" svg:y="3.565cm"><text:p/></draw:rect></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lumno</meta:initial-creator>
    <meta:editing-cycles>12</meta:editing-cycles>
    <meta:creation-date>2022-08-25T20:33:00</meta:creation-date>
    <dc:date>2022-10-01T11:14:24.824000000</dc:date>
    <meta:editing-duration>PT2H30M27S</meta:editing-duration>
    <meta:generator>LibreOffice/7.1.4.2$Windows_X86_64 LibreOffice_project/a529a4fab45b75fefc5b6226684193eb000654f6</meta:generator>
    <meta:document-statistic meta:table-count="0" meta:image-count="1" meta:object-count="0" meta:page-count="5" meta:paragraph-count="76" meta:word-count="536" meta:character-count="3572" meta:non-whitespace-character-count="3154"/>
    <meta:user-defined meta:name="AppVersion">14.0000</meta:user-defined>
    <meta:template xlink:type="simple" xlink:actuate="onRequest" xlink:title="Normal.dotm" xlink:href=""/>
  </office:meta>
</office:document-meta>
</file>